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70ed7" officeooo:paragraph-rsid="000af752"/>
    </style:style>
    <style:style style:name="P2" style:family="paragraph" style:parent-style-name="Standard">
      <style:text-properties officeooo:rsid="00170ed7" officeooo:paragraph-rsid="000af752"/>
    </style:style>
    <style:style style:name="P3" style:family="paragraph" style:parent-style-name="Standard">
      <style:text-properties officeooo:paragraph-rsid="000af752"/>
    </style:style>
    <style:style style:name="P4" style:family="paragraph" style:parent-style-name="Standard">
      <style:paragraph-properties fo:text-align="start" style:justify-single-word="false"/>
      <style:text-properties officeooo:rsid="000af752" officeooo:paragraph-rsid="000af752"/>
    </style:style>
    <style:style style:name="P5" style:family="paragraph" style:parent-style-name="Standard">
      <style:paragraph-properties fo:text-align="start" style:justify-single-word="false"/>
      <style:text-properties officeooo:paragraph-rsid="000d3f8a"/>
    </style:style>
    <style:style style:name="P6" style:family="paragraph" style:parent-style-name="Standard">
      <style:paragraph-properties fo:text-align="start" style:justify-single-word="false"/>
      <style:text-properties officeooo:rsid="000d3f8a" officeooo:paragraph-rsid="000d3f8a"/>
    </style:style>
    <style:style style:name="P7" style:family="paragraph" style:parent-style-name="Standard">
      <style:paragraph-properties fo:text-align="start" style:justify-single-word="false"/>
      <style:text-properties officeooo:rsid="000d57f3" officeooo:paragraph-rsid="000d57f3"/>
    </style:style>
    <style:style style:name="P8" style:family="paragraph" style:parent-style-name="Standard">
      <style:paragraph-properties fo:text-align="start" style:justify-single-word="false"/>
      <style:text-properties officeooo:rsid="000ee948" officeooo:paragraph-rsid="000ee948"/>
    </style:style>
    <style:style style:name="P9" style:family="paragraph" style:parent-style-name="Standard">
      <style:paragraph-properties fo:text-align="start" style:justify-single-word="false"/>
      <style:text-properties officeooo:rsid="0012d7dd" officeooo:paragraph-rsid="0012d7dd"/>
    </style:style>
    <style:style style:name="P10" style:family="paragraph" style:parent-style-name="Standard">
      <style:paragraph-properties fo:text-align="start" style:justify-single-word="false"/>
      <style:text-properties officeooo:rsid="0012d7dd" officeooo:paragraph-rsid="0013c34b"/>
    </style:style>
    <style:style style:name="P11" style:family="paragraph" style:parent-style-name="Standard">
      <style:paragraph-properties fo:text-align="start" style:justify-single-word="false"/>
      <style:text-properties officeooo:rsid="0012d7dd" officeooo:paragraph-rsid="001b1337"/>
    </style:style>
    <style:style style:name="P12" style:family="paragraph" style:parent-style-name="Standard">
      <style:paragraph-properties fo:text-align="start" style:justify-single-word="false"/>
      <style:text-properties officeooo:rsid="0012d7dd" officeooo:paragraph-rsid="001d6f3c"/>
    </style:style>
    <style:style style:name="P13" style:family="paragraph" style:parent-style-name="Standard">
      <style:paragraph-properties fo:text-align="start" style:justify-single-word="false"/>
      <style:text-properties officeooo:rsid="0013c34b" officeooo:paragraph-rsid="0013c34b"/>
    </style:style>
    <style:style style:name="P14" style:family="paragraph" style:parent-style-name="Standard">
      <style:paragraph-properties fo:text-align="start" style:justify-single-word="false"/>
      <style:text-properties officeooo:rsid="00150f80" officeooo:paragraph-rsid="00150f80"/>
    </style:style>
    <style:style style:name="P15" style:family="paragraph" style:parent-style-name="Standard">
      <style:paragraph-properties fo:text-align="start" style:justify-single-word="false"/>
      <style:text-properties officeooo:rsid="001b1337" officeooo:paragraph-rsid="001b1337"/>
    </style:style>
    <style:style style:name="P16" style:family="paragraph" style:parent-style-name="Standard">
      <style:paragraph-properties fo:text-align="start" style:justify-single-word="false"/>
      <style:text-properties officeooo:rsid="001baccb" officeooo:paragraph-rsid="001baccb"/>
    </style:style>
    <style:style style:name="P17" style:family="paragraph" style:parent-style-name="Standard">
      <style:paragraph-properties fo:text-align="start" style:justify-single-word="false"/>
      <style:text-properties officeooo:rsid="001d6f3c" officeooo:paragraph-rsid="001d6f3c"/>
    </style:style>
    <style:style style:name="P18" style:family="paragraph" style:parent-style-name="Standard">
      <style:paragraph-properties fo:text-align="start" style:justify-single-word="false"/>
      <style:text-properties officeooo:rsid="000d3f8a" officeooo:paragraph-rsid="000d3f8a"/>
    </style:style>
    <style:style style:name="P19" style:family="paragraph" style:parent-style-name="Standard">
      <style:paragraph-properties fo:text-align="center" style:justify-single-word="false"/>
      <style:text-properties officeooo:rsid="0012e2c8" officeooo:paragraph-rsid="0013c34b"/>
    </style:style>
    <style:style style:name="T1" style:family="text">
      <style:text-properties officeooo:rsid="00170ed7"/>
    </style:style>
    <style:style style:name="T2" style:family="text">
      <style:text-properties officeooo:rsid="000b8e4d"/>
    </style:style>
    <style:style style:name="T3" style:family="text">
      <style:text-properties officeooo:rsid="000d3f8a"/>
    </style:style>
    <style:style style:name="T4" style:family="text">
      <style:text-properties officeooo:rsid="000ee948"/>
    </style:style>
    <style:style style:name="T5" style:family="text">
      <style:text-properties officeooo:rsid="0012d7dd"/>
    </style:style>
    <style:style style:name="T6" style:family="text">
      <style:text-properties officeooo:rsid="0012e2c8"/>
    </style:style>
    <style:style style:name="T7" style:family="text">
      <style:text-properties officeooo:rsid="001314d3"/>
    </style:style>
    <style:style style:name="T8" style:family="text">
      <style:text-properties officeooo:rsid="00141022"/>
    </style:style>
    <style:style style:name="T9" style:family="text">
      <style:text-properties officeooo:rsid="00150f80"/>
    </style:style>
    <style:style style:name="T10" style:family="text">
      <style:text-properties officeooo:rsid="0016d90d"/>
    </style:style>
    <style:style style:name="T11" style:family="text">
      <style:text-properties officeooo:rsid="001b1337"/>
    </style:style>
    <style:style style:name="T12" style:family="text">
      <style:text-properties officeooo:rsid="001d6f3c"/>
    </style:style>
    <style:style style:name="T13" style:family="text">
      <style:text-properties officeooo:rsid="001e0c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INK: </text:span><text:a xlink:type="simple" xlink:href="https://github.com/samimala/CybSecProject1" text:style-name="Internet_20_link" text:visited-style-name="Visited_20_Internet_20_Link">https://github.com/samimala/CybSecProject1</text:a></text:p>
      <text:p text:style-name="P2">Once git-cloned or downloaded run </text:p>
      <text:p text:style-name="P2"/>
      <text:p text:style-name="P1">mvn clean package </text:p>
      <text:p text:style-name="P1"/>
      <text:p text:style-name="P2">to build and run using java -jar &lt;package name&gt;</text:p>
      <text:p text:style-name="P2"/>
      <text:p text:style-name="P1">java -jar target/cybersecuritybase-project-1.0-SNAPSHOT.jar</text:p>
      <text:p text:style-name="P1"/>
      <text:p text:style-name="P4">FLAW 1:</text:p>
      <text:p text:style-name="P4">OWASP A2 – Broken authetication</text:p>
      <text:p text:style-name="P4"/>
      <text:p text:style-name="P4">The program allows fuzzing, and it does not check the <text:span text:style-name="T3">given </text:span>passwords against any well known password list. Also the stored passwords are in plain text <text:span text:style-name="T9">and even account with no password is allowed</text:span>. <text:span text:style-name="T2">Additionally the program always creates the user having user account admin/password.</text:span></text:p>
      <text:p text:style-name="P4"/>
      <text:p text:style-name="P6">To prevent fuzzing each account shoud have a counter counting failed logins. After a few failures the time to check the credential should increase substantially to make fuzzing very slow. Some more failures should lock the account until some time has elapsed – maybe two hours -, or close the account entirely.</text:p>
      <text:p text:style-name="P6"/>
      <text:p text:style-name="P6">The default account creation should be removed from code – and created some other way, so that a user can remove the default account later. <text:span text:style-name="T10">This means removing at least the current content from the routine init() in class CustomUserDetailsService.</text:span></text:p>
      <text:p text:style-name="P6"/>
      <text:p text:style-name="P6">The passwords should be encrypted when stored into database. This can be done by using BcryptPasswordEncoder instead of NoOpPasswordEncoder (class SecurityConfiguration).</text:p>
      <text:p text:style-name="P5"/>
      <text:p text:style-name="P14">Also each password should be checked against most popular passwords and those password should be disallowed – as well as empty passwords. <text:span text:style-name="T10">This test could be added to AccountRepository. There could be a new routing saveAccount() that first checks that the intended password</text:span> <text:span text:style-name="T10">fulfills some site policy. Only after this check the new or modified account is saved into the database.</text:span></text:p>
      <text:p text:style-name="P5"><text:s/></text:p>
      <text:p text:style-name="P7">FLAW2</text:p>
      <text:p text:style-name="P7">OWASP A3 – Sensitive data exposure</text:p>
      <text:p text:style-name="P7"/>
      <text:p text:style-name="P7">Password are stored in plain text and additionally they are listed in admin page <text:span text:style-name="T4">(hey we were asked to make flaws here)</text:span>.</text:p>
      <text:p text:style-name="P7"/>
      <text:p text:style-name="P8">The fix is to encrypt the passwords. <text:s/>After encryption the listing of passwords produces garbage only so they can be removed – and they should be removed even if they were not encrypted. Encryption was explained above. The latter is easy modification in users.html – <text:span text:style-name="T5">just remove this password column from the table.</text:span></text:p>
      <text:p text:style-name="P8"/>
      <text:p text:style-name="P9">FLAW3</text:p>
      <text:p text:style-name="P9">OWAS A5 – Broken access control</text:p>
      <text:p text:style-name="P9"/>
      <text:p text:style-name="P9">One can access admin page even if one does not have the admin-role.</text:p>
      <text:p text:style-name="P9"/>
      <text:p text:style-name="P10">The account <text:span text:style-name="T6">already has the information</text:span> if the account is <text:span text:style-name="T7">an </text:span>admin count or not. <text:span text:style-name="T6">One should start to use this information and allow only those with admin role to access the admin-page. One should add</text:span></text:p>
      <text:p text:style-name="P19"><text:soft-page-break/>.antMatchers("/admin/**").hasRole("ADMIN")</text:p>
      <text:p text:style-name="P10"/>
      <text:p text:style-name="P13">after <text:span text:style-name="T8">http.authorizeRequests() in configure method in the class SecurityConfiguration. The rest is already in place. And this line is already there in the code but commented out.</text:span></text:p>
      <text:p text:style-name="P13"/>
      <text:p text:style-name="P11"><text:bookmark-start text:name="__DdeLink__44_1465602351"/>FLAW<text:span text:style-name="T12">4</text:span></text:p>
      <text:p text:style-name="P11">OWAS<text:span text:style-name="T11">P</text:span> A<text:span text:style-name="T11">6</text:span> –<text:bookmark-end text:name="__DdeLink__44_1465602351"/> <text:span text:style-name="T11">Security misconfiguration</text:span></text:p>
      <text:p text:style-name="P11"/>
      <text:p text:style-name="P15">The site does not use CSRF tokens which makes it possible to another to modify password of an user using a CSRF attack</text:p>
      <text:p text:style-name="P11"/>
      <text:p text:style-name="P16">To fix this issue remove the code http.csrf().disable() from the configure() method in the class SecurityConfiguration.</text:p>
      <text:p text:style-name="P16"/>
      <text:p text:style-name="P12">FLAW<text:span text:style-name="T12">5</text:span></text:p>
      <text:p text:style-name="P12">OWAS<text:span text:style-name="T11">P</text:span> A<text:span text:style-name="T13">10 – Insufficient Logging &amp; Monitoring</text:span></text:p>
      <text:p text:style-name="P12"/>
      <text:p text:style-name="P17">Th<text:span text:style-name="T13">e application does not write logs of events like logins and unsuccesful logins. Logs do not reveal if ZAP or similar has been run against the site. The other items mentioned in OWASP document are out of scope here.</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6:55:36.800890948</meta:creation-date>
    <dc:date>2019-12-30T01:22:51.495810181</dc:date>
    <meta:editing-duration>PT2H35M33S</meta:editing-duration>
    <meta:editing-cycles>13</meta:editing-cycles>
    <meta:generator>LibreOffice/6.0.5.2$Linux_X86_64 LibreOffice_project/54c8cbb85f300ac59db32fe8a675ff7683cd5a16</meta:generator>
    <meta:document-statistic meta:table-count="0" meta:image-count="0" meta:object-count="0" meta:page-count="2" meta:paragraph-count="30" meta:word-count="496" meta:character-count="3171" meta:non-whitespace-character-count="2690"/>
  </office:meta>
</office:document-meta>
</file>